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91cm"/>
    </style:style>
    <style:style style:name="co2" style:family="table-column">
      <style:table-column-properties fo:break-before="auto" style:column-width="1.37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10.229cm"/>
    </style:style>
    <style:style style:name="co5" style:family="table-column">
      <style:table-column-properties fo:break-before="auto" style:column-width="14.923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2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style-name="ce2" office:value-type="string" calcext:value-type="string">
            <text:p>Endpoint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Examples</text:p>
          </table:table-cell>
          <table:table-cell table:style-name="ce2"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status(self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backup_schedule(self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vm_next_id(self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node_list(self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log(self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network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interface(self, node, interfac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lxc_index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virtual_index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ervice_list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ervice_state(self, node, servic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torage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finished_task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dn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tatu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yslog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rrd(self, node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rr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node_rrd_data(self, node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rrddat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node_task_by_upid(self, node, up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task_log_by_upid(self, node, up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task_status_by_upid(self, node, up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can_method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remote_iscsi(self, node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scan/iscs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node_lvmgroup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remote_nfs(self, node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scan/nf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node_usb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acl(self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lxc_index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lxc_status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lxc_config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lxc_rrd(self, node, vmid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lxc/{vmid}/rr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lxc_rrd_data(self, node, vmid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lxc/{vmid}/rrddat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virtual_index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virtual_status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virtual_config(self, node, vmid, current=False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virtual_rrd(self, node, vmid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qemu/{vmid}/rr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virtual_rrd_data(self, node, vmid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qemu/{vmid}/rrddat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storage_volume_data(self, node, storage, volum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storage_config(self, storag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torage_content(self, node, storag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torage_rrd(self, node, storage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storage/{storage}/rr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node_storage_rrd_data(self, node, storage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storage/{storage}/rrddat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eate_lxc_container(self, node, post_data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hutdown_lxc_container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tart_lxc_container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top_lxc_container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migrate_lxc_container(self, node, vmid, target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reate_virtual_machine(self, node, post_data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lone_virtual_machine(self, node, vmid, post_data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eset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esume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hutdown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tart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top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uspend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migrate_virtual_machine(self, node, vmid, target, online=False, force=Fals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monitor_virtual_machine(self, node, vmid, comman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vncproxy_virtual_machine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ollback_virtual_machine(self, node, vmid, snapname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snapshot_config_virtual_machine(self, node, vmid, snapnam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snapshots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reate_snapshot_virtual_machine(self, node, vmid, snapname, description='', vmstate=Fals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lxc_container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reate_node_network(self, node, post_data)</text:p>
          </table:table-cell>
          <table:table-cell table:style-name="ce11"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eload_node_network(self, node)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eload_node_iface(self,node,post_data)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node_network_config(self, node)</text:p>
          </table:table-cell>
          <table:table-cell table:style-name="ce11"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node_interface(self, node, interface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snapshot_virtual_machine(self, node, vmid, snapname, force=Fals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pool(self, pool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storage_configuration(self, storage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node_dns_domain(self, node, domain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node_subscription_key(self, node, key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node_time_zone(self, node, timezone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lxc_container_options(self, node, vmid, post_data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virtual_machine_options(self, node, vmid, post_data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nd_key_event_virtual_machine(self, node, vmid, key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unlink_virtual_machine_disk_image(self, node, vmid, post_data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reate_pool(self, post_data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pool_data(self, poolid, post_data)</text:p>
          </table:table-cell>
          <table:table-cell table:style-name="ce11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update_storage_configuration(self, storageid, post_data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Endpoints OK :</text:p>
          </table:table-cell>
          <table:table-cell table:formula="of:=COUNTIF([.B2:.B83];&quot;OK&quot;)" office:value-type="float" office:value="66" calcext:value-type="float">
            <text:p>66</text:p>
          </table:table-cell>
          <table:table-cell table:style-name="ce8" table:formula="of:=COUNTIF([.C2:.C83];&quot;OK&quot;)"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Endpoints KO :</text:p>
          </table:table-cell>
          <table:table-cell table:formula="of:=COUNTIF([.B2:.B83];&quot;KO&quot;)" office:value-type="float" office:value="10" calcext:value-type="float">
            <text:p>10</text:p>
          </table:table-cell>
          <table:table-cell table:style-name="ce8" table:formula="of:=COUNTIF([.C2:.C83];&quot;KO&quot;)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Endpoints NA :</text:p>
          </table:table-cell>
          <table:table-cell table:formula="of:=COUNTIF([.B2:.B83];&quot;NA&quot;)" office:value-type="float" office:value="6" calcext:value-type="float">
            <text:p>6</text:p>
          </table:table-cell>
          <table:table-cell table:style-name="ce8" table:formula="of:=COUNTIF([.C2:.C83];&quot;NA&quot;)" office:value-type="float" office:value="25" calcext:value-type="float">
            <text:p>25</text:p>
          </table:table-cell>
          <table:table-cell table:number-columns-repeated="102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08:55:13.194935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2-12T14:39:45Z</meta:creation-date>
    <dc:date>2021-05-04T15:03:40.075619304</dc:date>
    <meta:editing-cycles>74</meta:editing-cycles>
    <meta:editing-duration>PT10H6M54S</meta:editing-duration>
    <meta:document-statistic meta:table-count="1" meta:cell-count="279" meta:object-count="0"/>
  </office:meta>
</office:document-meta>
</file>